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unctional Requirements:</text:p>
      <text:p text:style-name="P1"></text:p>
      <text:list xml:id="list1654392754" text:style-name="L1">
        <text:list-item>
          <text:p text:style-name="P2">There is a university whose functions are held by the Head of university.</text:p>
        </text:list-item>
        <text:list-item>
          <text:p text:style-name="P2">Head can manage departments(example, Computer Science Department, Maths Department, etc).</text:p>
        </text:list-item>
        <text:list-item>
          <text:p text:style-name="P2">Each deprtment can conatin many courses and can manage them.</text:p>
        </text:list-item>
        <text:list-item>
          <text:p text:style-name="P2">Each course comprises of set of Subjects with the capability to add and remove subjects.</text:p>
        </text:list-item>
        <text:list-item>
          <text:p text:style-name="P2">There exist a User who can join the university and can opt for any course(s) and can view lectures pertaining to that cousres and can appear for exams and get result aslo.</text:p>
        </text:list-item>
        <text:list-item>
          <text:p text:style-name="P2">There exist a lecturer who can join university, upload lectures subject wise and can take exams n publish results.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6:59:39</meta:creation-date>
    <dc:date>2014-07-07T17:03:59</dc:date>
    <meta:editing-duration>P0D</meta:editing-duration>
    <meta:editing-cycles>1</meta:editing-cycles>
    <meta:document-statistic meta:table-count="0" meta:image-count="0" meta:object-count="0" meta:page-count="1" meta:paragraph-count="8" meta:word-count="107" meta:character-count="634" meta:non-whitespace-character-count="531"/>
    <meta:generator>LibreOffice/3.5$Linux_X86_64 LibreOffice_project/350m1$Build-2</meta:generator>
  </office:meta>
</office:document-meta>
</file>